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4cm"/>
    </style:style>
    <style:style style:name="co2" style:family="table-column">
      <style:table-column-properties fo:break-before="auto" style:column-width="14.37cm"/>
    </style:style>
    <style:style style:name="co3" style:family="table-column">
      <style:table-column-properties fo:break-before="auto" style:column-width="14.937cm"/>
    </style:style>
    <style:style style:name="co4" style:family="table-column">
      <style:table-column-properties fo:break-before="auto" style:column-width="4.419cm"/>
    </style:style>
    <style:style style:name="co5" style:family="table-column">
      <style:table-column-properties fo:break-before="auto" style:column-width="2.32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Developed by</text:p>
          </table:table-cell>
          <table:table-cell/>
          <table:table-cell office:value-type="string">
            <text:p>Maximilian Stillger</text:p>
          </table:table-cell>
          <table:table-cell table:number-columns-repeated="1021"/>
        </table:table-row>
        <table:table-row table:style-name="ro1">
          <table:table-cell office:value-type="string">
            <text:p>Reviewed by</text:p>
          </table:table-cell>
          <table:table-cell/>
          <table:table-cell office:value-type="string">
            <text:p>Dennis Weinberger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/>
          <table:table-cell table:style-name="ce2" office:value-type="date" office:date-value="2020-12-02">
            <text:p>02.12.20</text:p>
          </table:table-cell>
          <table:table-cell table:number-columns-repeated="1021"/>
        </table:table-row>
        <table:table-row table:style-name="ro1">
          <table:table-cell office:value-type="string">
            <text:p>Issue</text:p>
          </table:table-cell>
          <table:table-cell/>
          <table:table-cell office:value-type="string">
            <text:p>Jobs-, EssentialSkills-,InterviewQuestionsModel Siehe (US 2,3,4)</text:p>
          </table:table-cell>
          <table:table-cell table:number-columns-repeated="1021"/>
        </table:table-row>
        <table:table-row table:style-name="ro2">
          <table:table-cell office:value-type="string">
            <text:p>User Stor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Generell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Code in englischer Sprache?</text:p>
          </table:table-cell>
          <table:table-cell office:value-type="string">
            <text:p>J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ranch/issue/PR Name sinnvoll?</text:p>
          </table:table-cell>
          <table:table-cell office:value-type="string">
            <text:p>J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iablen Identifier eindeutig?</text:p>
          </table:table-cell>
          <table:table-cell office:value-type="string">
            <text:p>Nein, Klasse Skill in Skill.py uneindeutig, sollte EssentialSkill sei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arialen sinnvoll benannt?</text:p>
          </table:table-cell>
          <table:table-cell office:value-type="string">
            <text:p>J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okumentiert?</text:p>
          </table:table-cell>
          <table:table-cell office:value-type="string">
            <text:p>J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cken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Python PEP 08 erfüllt?</text:p>
          </table:table-cell>
          <table:table-cell office:value-type="string">
            <text:p>Nein PEP8 - Blank Lines nicht erfüllt in jobs.py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nnötige / circular Imports?</text:p>
          </table:table-cell>
          <table:table-cell office:value-type="string">
            <text:p>Sequence aus falschem Package importiert,</text:p>
            <text:p><text:s/>UserJob.py hat fehlende und unbenutzte Import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Weitere Warnungen?</text:p>
          </table:table-cell>
          <table:table-cell office:value-type="string">
            <text:p>Relationship von Job zu User auf falsche User Klasse referenziert,</text:p>
            <text:p><text:s/>Analog für Job und Essential Skil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rror Codes bei fehlerhaften Requests?</text:p>
          </table:table-cell>
          <table:table-cell office:value-type="string">
            <text:p>J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atentypen für Query und URL parameter spezifiziert?</text:p>
          </table:table-cell>
          <table:table-cell office:value-type="string">
            <text:p>J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JSON Eingabemodell spezifiziert?</text:p>
          </table:table-cell>
          <table:table-cell office:value-type="string">
            <text:p>J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(Bei Delete o.Ä) no content Response spezifiziert?</text:p>
          </table:table-cell>
          <table:table-cell office:value-type="string">
            <text:p>Ja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ngle Class CamelCase?</text:p>
          </table:table-cell>
          <table:table-cell office:value-type="string">
            <text:p>Ja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Tests für Backen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Mind. 4 für den gesamten Endpunkt?</text:p>
          </table:table-cell>
          <table:table-cell office:value-type="string">
            <text:p>J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 Tests werden erfolgreich abgeschlossen?</text:p>
          </table:table-cell>
          <table:table-cell office:value-type="string">
            <text:p>Nein, Test 3 von user_tests schließt nicht ab, da Definition dort nicht auf aktuellen</text:p>
            <text:p>Anforderungsstand korrigiert wurd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dge Case Fehler in manuellen Tests? (500 bei falschen Eingabeparametern)</text:p>
          </table:table-cell>
          <table:table-cell office:value-type="string">
            <text:p>Nein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Frontend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Fehler bei unerreichbarem Backend gefunden?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esign barrierefrei?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esign responsive?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odularer Aufbau mittels React Components?</text:p>
          </table:table-cell>
          <table:table-cell office:value-type="string">
            <text:p>//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office:value-type="string">
            <text:p>Akzeptanzkritieren</text:p>
          </table:table-cell>
          <table:table-cell/>
          <table:table-cell office:value-type="string">
            <text:p>Definition of Done nicht erfüllt (siehe Warnungen oben beschrieben)</text:p>
            <text:p>Endpunkte hier in gefordertem Umfang vorhanden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office:value-type="string">
            <text:p>Passed?</text:p>
          </table:table-cell>
          <table:table-cell/>
          <table:table-cell office:value-type="string">
            <text:p>Nein</text:p>
          </table:table-cell>
          <table:table-cell table:number-columns-repeated="1021"/>
        </table:table-row>
        <table:table-row table:style-name="ro4">
          <table:table-cell office:value-type="string">
            <text:p>Consequences</text:p>
          </table:table-cell>
          <table:table-cell/>
          <table:table-cell office:value-type="string">
            <text:p>Entwickler*in entfernt unnötige Imports, korrigiert falsche Relationen zwischen</text:p>
            <text:p>Den beschriebenen Klassen (auch durch Vereinfacherung auf 1:N), </text:p>
            <text:p>reformatiert jobs.py und überarbeitet den falsch definierten Test</text:p>
          </table:table-cell>
          <table:table-cell table:number-columns-repeated="1021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5">25.03.2021</text:date>, <text:time>12:37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initial-creator>Seb</meta:initial-creator>
    <meta:creation-date>2021-03-22T16:47:19Z</meta:creation-date>
    <dc:date>2021-03-25T12:37:41.72</dc:date>
    <meta:editing-cycles>9</meta:editing-cycles>
    <meta:editing-duration>PT22M26S</meta:editing-duration>
    <meta:document-statistic meta:table-count="1" meta:cell-count="59" meta:object-count="0"/>
  </office:meta>
</office:document-meta>
</file>